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texas-instruments/SN74HC165N/296-8251-5-ND/376966" xlink:type="simple">https://www.digikey.com/product-detail/en/texas-instruments/SN74HC165N/296-8251-5-ND/376966</text:a> 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office:value-type="string" calcext:value-type="string">
            <text:p>Vishay BC Components</text:p>
          </table:table-cell>
          <table:table-cell office:value-type="string" calcext:value-type="string">
            <text:p>K104K15X7RF5TH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vishay-bc-components/K104K15X7RF5TH5/BC1101CT-ND/286723" xlink:type="simple">https://www.digikey.com/product-detail/en/vishay-bc-components/K104K15X7RF5TH5/BC1101CT-ND/286723</text:a> 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4JT10K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 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/>
          <table:table-cell office:value-type="string" calcext:value-type="string">
            <text:p>TL59FF160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keybrd_4c_split_keyboard_with_IO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CP23S17 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S17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office:value-type="string" calcext:value-type="string">
            <text:p>Vishay BC Components</text:p>
          </table:table-cell>
          <table:table-cell office:value-type="string" calcext:value-type="string">
            <text:p>K104K15X7RF5TH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vishay-bc-components/K104K15X7RF5TH5/BC1101CT-ND/286723" xlink:type="simple">https://www.digikey.com/product-detail/en/vishay-bc-components/K104K15X7RF5TH5/BC1101CT-ND/286723</text:a> 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office:value-type="string" calcext:value-type="string">
            <text:p>OVLLR8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red or yellow LEDs, the tutorial uses 3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office:value-type="string" calcext:value-type="string">
            <text:p>OVLLY8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 office:value-type="string" calcext:value-type="string">
            <text:p><text:s/>(blue and green LEDs do not illuminate reliably on Teensy LC 3.3 volts)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4JT4K7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68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to see how bright LED can get</text:p>
          </table:table-cell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4JT10K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total parts to make all the tutorial-breadboard keyboards one at a tim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texas-instruments/SN74HC165N/296-8251-5-ND/376966" xlink:type="simple">https://www.digikey.com/product-detail/en/texas-instruments/SN74HC165N/296-8251-5-ND/376966</text:a> 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office:value-type="string" calcext:value-type="string">
            <text:p>Vishay BC Components</text:p>
          </table:table-cell>
          <table:table-cell office:value-type="string" calcext:value-type="string">
            <text:p>K104K15X7RF5TH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vishay-bc-components/K104K15X7RF5TH5/BC1101CT-ND/286723" xlink:type="simple">https://www.digikey.com/product-detail/en/vishay-bc-components/K104K15X7RF5TH5/BC1101CT-ND/286723</text:a> 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4JT10K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 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>
          <table:table-cell/>
          <table:table-cell office:value-type="string" calcext:value-type="string">
            <text:p>MCP23S17 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S17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office:value-type="string" calcext:value-type="string">
            <text:p>OVLLR8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red or yellow LEDs, the tutorial uses 3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office:value-type="string" calcext:value-type="string">
            <text:p>OVLLY8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 office:value-type="string" calcext:value-type="string">
            <text:p><text:s/>(blue and green LEDs do not illuminate reliably on Teensy LC 3.3 volts)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4JT4K7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68 Ohm resistor, through the hole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NMF14FTC68K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stackpole-electronics-inc/RNMF14FTC68K0/S68KCACT-ND/2617527" xlink:type="simple">http://www.digikey.com/product-detail/en/stackpole-electronics-inc/RNMF14FTC68K0/S68KCACT-ND/2617527</text:a></text:p>
          </table:table-cell>
          <table:table-cell office:value-type="string" calcext:value-type="string">
            <text:p>to see how bright LED can g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8:42:15.449288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9-25T21:23:18.993187126</dc:date>
    <meta:editing-duration>PT14H3M59S</meta:editing-duration>
    <meta:editing-cycles>73</meta:editing-cycles>
    <meta:generator>LibreOffice/5.1.5.2$Linux_X86_64 LibreOffice_project/10$Build-2</meta:generator>
    <meta:document-statistic meta:table-count="1" meta:cell-count="183" meta:object-count="0"/>
  </office:meta>
</office:document-meta>
</file>